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cdcdcd"/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08in solid #cdcdcd"/>
      <style:paragraph-properties fo:text-align="end"/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08in solid #cdcdcd"/>
      <style:paragraph-properties fo:text-align="en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name-complex="HelveticaNeu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baseline</text:p>
          </table:table-cell>
          <table:table-cell table:style-name="ce1" office:value-type="string">
            <text:p>sessions</text:p>
          </table:table-cell>
          <table:table-cell table:style-name="ce1" office:value-type="string">
            <text:p>temporari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>
            <draw:frame table:end-cell-address="Sheet1.O32" table:end-x="0.3811in" table:end-y="0.1067in" draw:z-index="0" draw:style-name="gr1" svg:width="9.7in" svg:height="3.8in" svg:x="0.4602in" svg:y="0.0232in">
              <draw:object draw:notify-on-update-of-ranges="Sheet1.A1:Sheet1.A1 Sheet1.A1:Sheet1.A21 Sheet1.B1:Sheet1.B1 Sheet1.B1:Sheet1.B21 Sheet1.C1:Sheet1.C1 Sheet1.C1:Sheet1.C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baseline</text:p>
          </table:table-cell>
          <table:table-cell table:style-name="ce1" office:value-type="string">
            <text:p>sessions</text:p>
          </table:table-cell>
          <table:table-cell table:style-name="ce1" office:value-type="string">
            <text:p>temporari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>
            <draw:frame table:end-cell-address="Sheet2.O32" table:end-x="0.3811in" table:end-y="0.1461in" draw:z-index="0" draw:style-name="gr1" svg:width="9.7in" svg:height="3.8in" svg:x="0.4602in" svg:y="0.0626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baseline</text:p>
          </table:table-cell>
          <table:table-cell table:style-name="ce1" office:value-type="string">
            <text:p>sessions</text:p>
          </table:table-cell>
          <table:table-cell table:style-name="ce1" office:value-type="string">
            <text:p>temporari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>
            <draw:frame table:end-cell-address="Sheet3.O32" table:end-x="0.3811in" table:end-y="0.1067in" draw:z-index="0" draw:style-name="gr1" svg:width="9.7in" svg:height="3.8in" svg:x="0.4602in" svg:y="0.0232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6">10/06/2009</text:date>, <text:time>13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5T12:21:27</meta:creation-date>
    <dc:date>2009-10-06T13:58:18</dc:date>
    <meta:editing-duration>PT05H54M56S</meta:editing-duration>
    <meta:editing-cycles>8</meta:editing-cycles>
    <meta:generator>OpenOffice.org/3.1$Unix OpenOffice.org_project/310m19$Build-9420</meta:generator>
    <meta:document-statistic meta:table-count="3" meta:cell-count="1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ill Sans'" style:font-style-name="Regular" fo:font-size="14pt" style:font-size-asian="8pt" style:font-size-complex="8pt"/>
    </style:style>
    <style:style style:name="ch3" style:family="chart">
      <style:chart-properties chart:stacked="true" chart:connect-bars="false" chart:auto-position="true" chart:auto-size="true" chart:treat-empty-cells="use-zero" chart:sort-by-x-values="fals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'Gill Sans'" style:font-style-name="Regular" fo:font-size="15pt" style:font-size-asian="9pt" style:font-size-complex="9pt"/>
    </style:style>
    <style:style style:name="ch6" style:family="chart" style:data-style-name="N0">
      <style:chart-properties chart:display-label="false" chart:logarithmic="false" chart:maximum="25" chart:origin="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Gill Sans'" style:font-style-name="Regular"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graphic-properties draw:stroke="none" draw:fill-color="#ff950e" dr3d:edge-rounding="5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4.639cm" svg:height="9.653cm" chart:class="chart:area" chart:style-name="ch1">
        <chart:legend chart:legend-position="end" svg:x="20.58cm" svg:y="3.663cm" chart:style-name="ch2"/>
        <chart:plot-area chart:style-name="ch3" table:cell-range-address="Sheet1.A1:Sheet1.C21" chart:data-source-has-labels="row" svg:x="0.783cm" svg:y="0.193cm" svg:width="19.306cm" svg:height="9.082cm">
          <chart:axis chart:dimension="x" chart:name="primary-x" chart:style-name="ch4">
            <chart:title svg:x="10.374cm" svg:y="8.646cm" chart:style-name="ch5">
              <text:p>time</text:p>
            </chart:title>
          </chart:axis>
          <chart:axis chart:dimension="y" chart:name="primary-y" chart:style-name="ch6">
            <chart:title svg:x="0.493cm" svg:y="6.687cm" chart:style-name="ch7">
              <text:p>memory consumption</text:p>
            </chart:title>
            <chart:grid chart:style-name="ch8" chart:class="major"/>
          </chart:axis>
          <chart:series chart:style-name="ch9" chart:values-cell-range-address="Sheet1.A1:Sheet1.A21" chart:label-cell-address="Sheet1.A1:Sheet1.A1" chart:class="chart:area">
            <chart:data-point chart:repeated="21"/>
          </chart:series>
          <chart:series chart:style-name="ch10" chart:values-cell-range-address="Sheet1.B1:Sheet1.B21" chart:label-cell-address="Sheet1.B1:Sheet1.B1" chart:class="chart:area">
            <chart:data-point chart:repeated="21"/>
          </chart:series>
          <chart:series chart:style-name="ch11" chart:values-cell-range-address="Sheet1.C1:Sheet1.C21" chart:label-cell-address="Sheet1.C1:Sheet1.C1" chart:class="chart:area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baseline</text:p>
              </table:table-cell>
              <table:table-cell office:value-type="string">
                <text:p text:id="Sheet1.B1:Sheet1.B1">sessions</text:p>
              </table:table-cell>
              <table:table-cell office:value-type="string">
                <text:p text:id="Sheet1.C1:Sheet1.C1">temporar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A1:Sheet1.A21">1.#NAN</text:p>
              </table:table-cell>
              <table:table-cell office:value-type="float" office:value="1.#NAN">
                <text:p text:id="Sheet1.B1:Sheet1.B21">1.#NAN</text:p>
              </table:table-cell>
              <table:table-cell office:value-type="float" office:value="1.#NAN">
                <text:p text:id="Sheet1.C1:Sheet1.C2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ill Sans'" style:font-style-name="Regular" fo:font-size="14pt" style:font-size-asian="8pt" style:font-size-complex="8pt"/>
    </style:style>
    <style:style style:name="ch3" style:family="chart">
      <style:chart-properties chart:stacked="true" chart:connect-bars="false" chart:treat-empty-cells="use-zero" chart:sort-by-x-values="fals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'Gill Sans'" style:font-style-name="Regular" fo:font-size="15pt" style:font-size-asian="9pt" style:font-size-complex="9pt"/>
    </style:style>
    <style:style style:name="ch6" style:family="chart" style:data-style-name="N0">
      <style:chart-properties chart:display-label="false" chart:logarithmic="false" chart:origin="0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Gill Sans'" style:font-style-name="Regular"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graphic-properties draw:stroke="none" draw:fill-color="#ff950e" dr3d:edge-rounding="5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4.639cm" svg:height="9.653cm" chart:class="chart:area" chart:style-name="ch1">
        <chart:legend chart:legend-position="end" svg:x="20.58cm" svg:y="3.663cm" chart:style-name="ch2"/>
        <chart:plot-area chart:style-name="ch3" chart:data-source-has-labels="both" svg:x="1.026cm" svg:y="0.571cm" svg:width="19.305cm" svg:height="9.081cm">
          <chart:axis chart:dimension="x" chart:name="primary-x" chart:style-name="ch4">
            <chart:title svg:x="10.616cm" svg:y="9.024cm" chart:style-name="ch5">
              <text:p>time</text:p>
            </chart:title>
            <chart:categories table:cell-range-address="local-table.$A$2:.$A$22"/>
          </chart:axis>
          <chart:axis chart:dimension="y" chart:name="primary-y" chart:style-name="ch6">
            <chart:title svg:x="0.735cm" svg:y="7.065cm" chart:style-name="ch7">
              <text:p>memory consumption</text:p>
            </chart:title>
            <chart:grid chart:style-name="ch8" chart:class="major"/>
          </chart:axis>
          <chart:series chart:style-name="ch9" chart:values-cell-range-address="local-table.$B$2:.$B$22" chart:label-cell-address="local-table.$B$1" chart:class="chart:area">
            <chart:data-point chart:repeated="21"/>
          </chart:series>
          <chart:series chart:style-name="ch10" chart:values-cell-range-address="local-table.$C$2:.$C$22" chart:label-cell-address="local-table.$C$1" chart:class="chart:area">
            <chart:data-point chart:repeated="21"/>
          </chart:series>
          <chart:series chart:style-name="ch11" chart:values-cell-range-address="local-table.$D$2:.$D$22" chart:label-cell-address="local-table.$D$1" chart:class="chart:area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sessions</text:p>
              </table:table-cell>
              <table:table-cell office:value-type="string">
                <text:p>temporar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ill Sans'" style:font-style-name="Regular" fo:font-size="14pt" style:font-size-asian="8pt" style:font-size-complex="8pt"/>
    </style:style>
    <style:style style:name="ch3" style:family="chart">
      <style:chart-properties chart:stacked="true" chart:connect-bars="false" chart:auto-position="true" chart:auto-size="true" chart:treat-empty-cells="use-zero" chart:sort-by-x-values="fals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'Gill Sans'" style:font-style-name="Regular" fo:font-size="15pt" style:font-size-asian="9pt" style:font-size-complex="9pt"/>
    </style:style>
    <style:style style:name="ch6" style:family="chart" style:data-style-name="N0">
      <style:chart-properties chart:display-label="false" chart:logarithmic="false" chart:maximum="35" chart:origin="0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Gill Sans'" style:font-style-name="Regular"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graphic-properties draw:stroke="none" draw:fill-color="#c5000b"/>
      <style:text-properties fo:font-size="6pt" style:font-size-asian="6pt" style:font-size-complex="6pt"/>
    </style:style>
    <style:style style:name="ch12" style:family="chart">
      <style:graphic-properties draw:stroke="none" draw:fill-color="#ff950e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4.639cm" svg:height="9.653cm" chart:class="chart:area" chart:style-name="ch1">
        <chart:legend chart:legend-position="end" svg:x="20.58cm" svg:y="3.33cm" chart:style-name="ch2"/>
        <chart:plot-area chart:style-name="ch3" chart:data-source-has-labels="both" svg:x="0.783cm" svg:y="0.193cm" svg:width="19.306cm" svg:height="9.082cm">
          <chart:axis chart:dimension="x" chart:name="primary-x" chart:style-name="ch4">
            <chart:title svg:x="10.374cm" svg:y="8.646cm" chart:style-name="ch5">
              <text:p>time</text:p>
            </chart:title>
            <chart:categories table:cell-range-address="local-table.$A$2:.$A$42"/>
          </chart:axis>
          <chart:axis chart:dimension="y" chart:name="primary-y" chart:style-name="ch6">
            <chart:title svg:x="0.493cm" svg:y="6.687cm" chart:style-name="ch7">
              <text:p>memory consumption</text:p>
            </chart:title>
            <chart:grid chart:style-name="ch8" chart:class="major"/>
          </chart:axis>
          <chart:series chart:style-name="ch9" chart:values-cell-range-address="local-table.$B$2:.$B$42" chart:label-cell-address="local-table.$B$1" chart:class="chart:area">
            <chart:data-point chart:repeated="41"/>
          </chart:series>
          <chart:series chart:style-name="ch10" chart:values-cell-range-address="local-table.$C$2:.$C$42" chart:label-cell-address="local-table.$C$1" chart:class="chart:area">
            <chart:data-point chart:repeated="41"/>
          </chart:series>
          <chart:series chart:style-name="ch11" chart:values-cell-range-address="local-table.$D$2:.$D$42" chart:label-cell-address="local-table.$D$1" chart:class="chart:area">
            <chart:data-point chart:repeated="41"/>
          </chart:series>
          <chart:series chart:style-name="ch12" chart:values-cell-range-address="local-table.$E$2:.$E$42" chart:label-cell-address="local-table.$E$1" chart:class="chart:area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sessions</text:p>
              </table:table-cell>
              <table:table-cell office:value-type="string">
                <text:p>cache</text:p>
              </table:table-cell>
              <table:table-cell office:value-type="string">
                <text:p>temporar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